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3.0701in"/>
    </style:style>
    <style:style style:name="co5" style:family="table-column">
      <style:table-column-properties fo:break-before="auto" style:column-width="22.8335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4.239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skli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Focus / The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Primary Skill</text:p>
          </table:table-cell>
          <table:table-cell office:value-type="string" calcext:value-type="string">
            <text:p>Time Allocation (Est.)</text:p>
          </table:table-cell>
          <table:table-cell office:value-type="string" calcext:value-type="string">
            <text:p>Tools / Resources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Week 1</text:p>
          </table:table-cell>
          <table:table-cell office:value-type="date" office:date-value="2025-07-14" calcext:value-type="date">
            <text:p>2025-07-14</text:p>
          </table:table-cell>
          <table:table-cell office:value-type="date" office:date-value="2025-07-20" calcext:value-type="date">
            <text:p>2025-07-20</text:p>
          </table:table-cell>
          <table:table-cell office:value-type="string" calcext:value-type="string">
            <text:p>Foundations: Mastering the Conversation</text:p>
          </table:table-cell>
          <table:table-cell office:value-type="string" calcext:value-type="string">
            <text:p>Task 1.1 (Weekdays): Read/watch tutorials on what LLMs, Transformers, and Tokens are. Understand the core concepts.</text:p>
            <text:p> Task 1.2 (Weekdays): Learn the key differences between Zero-shot, One-shot, and Few-shot prompting.</text:p>
            <text:p> Task 1.3 (Weekend): Use a web UI (Gemini, ChatGPT) to perform 10 different tasks. For each, document your initial prompt and 2 improved versions, noting why the changes worked. </text:p>
            <text:p>Task 1.4 (Weekend): Start a 'Project Ideas' document and list 15+ commands you want your future AI assistant to handle.</text:p>
          </table:table-cell>
          <table:table-cell office:value-type="string" calcext:value-type="string">
            <text:p>Prompt Engineer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emini/ChatGPT Web UI, Notion/Google Docs</text:p>
          </table:table-cell>
          <table:table-cell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Week 2</text:p>
          </table:table-cell>
          <table:table-cell office:value-type="date" office:date-value="2025-07-21" calcext:value-type="date">
            <text:p>2025-07-21</text:p>
          </table:table-cell>
          <table:table-cell office:value-type="date" office:date-value="2025-07-27" calcext:value-type="date">
            <text:p>2025-07-27</text:p>
          </table:table-cell>
          <table:table-cell office:value-type="string" calcext:value-type="string">
            <text:p>The Engineer's Toolkit: Python &amp; Hugging Face</text:p>
          </table:table-cell>
          <table:table-cell office:value-type="string" calcext:value-type="string">
            <text:p>Task 2.1 (Weekdays): Set up your Python environment with `venv` and install the `transformers` and `torch` libraries.</text:p>
            <text:p> Task 2.2 (Weekdays): Write a Python script to use the Hugging Face `pipeline()` for text-generation and summarization. </text:p>
            <text:p>Task 2.3 (Weekend): Experiment with at least 3 different models from the Hub within your pipeline script. Compare their outputs. </text:p>
            <text:p>Task 2.4 (Weekend): Write a script that takes a hardcoded text command and uses a pipeline to execute a relevant task (e.g., sentiment analysis on a sentence).</text:p>
          </table:table-cell>
          <table:table-cell office:value-type="string" calcext:value-type="string">
            <text:p>Python for AI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Python 3.10+, Hugging Face Hub</text:p>
          </table:table-cell>
          <table:table-cell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Week 3</text:p>
          </table:table-cell>
          <table:table-cell office:value-type="date" office:date-value="2025-07-28" calcext:value-type="date">
            <text:p>2025-07-28</text:p>
          </table:table-cell>
          <table:table-cell office:value-type="date" office:date-value="2025-08-03" calcext:value-type="date">
            <text:p>2025-08-03</text:p>
          </table:table-cell>
          <table:table-cell office:value-type="string" calcext:value-type="string">
            <text:p>How LLMs Learn: Datasets &amp; Fine-Tuning Theory</text:p>
          </table:table-cell>
          <table:table-cell office:value-type="string" calcext:value-type="string">
            <text:p>Task 3.1 (Weekdays): Study the concepts of Pre-training vs. Fine-tuning. Understand what an instruction dataset is.</text:p>
            <text:p> Task 3.2 (Weekdays): Browse instruction datasets on the Hugging Face Hub (e.g., databricks-dolly-15k, open-platypus). </text:p>
            <text:p>Task 3.3 (Weekend): Write a Python script using the `datasets` library to load, inspect, and print 10-15 examples from a chosen instruction dataset. </text:p>
            <text:p>Task 3.4 (Weekend): Take 10 commands from your 'Project Ideas' doc and manually format them into a JSON file following the instruction dataset structure (e.g., `{'instruction': '...', 'input': '...', 'output': '...'}`).</text:p>
          </table:table-cell>
          <table:table-cell office:value-type="string" calcext:value-type="string">
            <text:p>Data Handl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Hugging Face Datasets Library</text:p>
          </table:table-cell>
          <table:table-cell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Week 4</text:p>
          </table:table-cell>
          <table:table-cell office:value-type="date" office:date-value="2025-08-04" calcext:value-type="date">
            <text:p>2025-08-04</text:p>
          </table:table-cell>
          <table:table-cell office:value-type="date" office:date-value="2025-08-10" calcext:value-type="date">
            <text:p>2025-08-10</text:p>
          </table:table-cell>
          <table:table-cell office:value-type="string" calcext:value-type="string">
            <text:p>Hands-On: Your First Fine-Tune</text:p>
          </table:table-cell>
          <table:table-cell office:value-type="string" calcext:value-type="string">
            <text:p>Task 4.1 (Weekdays): Read about Parameter-Efficient Fine-Tuning (PEFT), specifically the concepts of LoRA and QloRA.</text:p>
            <text:p> Task 4.2 (Weekdays): Set up a Google Colab account and get familiar with its interface for using free GPUs. </text:p>
            <text:p>Task 4.3 (Weekend): Find and complete a full tutorial notebook for fine-tuning a small model (e.g., OPT-350m or GPT-2) using QLoRA and the Hugging Face `Trainer` API.</text:p>
            <text:p> Task 4.4 (Weekend): After fine-tuning, test your model with 5 new prompts and compare its performance to the base model.</text:p>
          </table:table-cell>
          <table:table-cell office:value-type="string" calcext:value-type="string">
            <text:p>Fine-Tun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oogle Colab, Hugging Face `Trainer` &amp; `peft`</text:p>
          </table:table-cell>
          <table:table-cell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Week 5</text:p>
          </table:table-cell>
          <table:table-cell office:value-type="date" office:date-value="2025-08-11" calcext:value-type="date">
            <text:p>2025-08-11</text:p>
          </table:table-cell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Assistant's Brain: Advanced Prompting &amp; Logic</text:p>
          </table:table-cell>
          <table:table-cell office:value-type="string" calcext:value-type="string">
            <text:p>Task 5.1 (Weekdays): Learn the theory behind advanced prompting techniques like Chain-of-Thought (CoT) and ReAct (Reason + Act).</text:p>
            <text:p> Task 5.2 (Weekdays): Design the logic for your assistant. How does it get a command and decide what to do?</text:p>
            <text:p> Task 5.3 (Weekend): Write a Python script that takes a complex command (e.g., "Find the top 3 Python libraries for web scraping and save them to a file.") and uses an LLM (via API) with a ReAct prompt to generate a step-by-step plan in JSON format.</text:p>
          </table:table-cell>
          <table:table-cell office:value-type="string" calcext:value-type="string">
            <text:p>System Design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OpenAI/Gemini API</text:p>
          </table:table-cell>
          <table:table-cell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Week 6</text:p>
          </table:table-cell>
          <table:table-cell office:value-type="date" office:date-value="2025-08-18" calcext:value-type="date">
            <text:p>2025-08-18</text:p>
          </table:table-cell>
          <table:table-cell office:value-type="date" office:date-value="2025-08-24" calcext:value-type="date">
            <text:p>2025-08-24</text:p>
          </table:table-cell>
          <table:table-cell office:value-type="string" calcext:value-type="string">
            <text:p>Assistant's Senses: Voice &amp; OS Control</text:p>
          </table:table-cell>
          <table:table-cell office:value-type="string" calcext:value-type="string">
            <text:p>Task 6.1 (Weekdays): Write a standalone Python script using the `SpeechRecognition` library that listens to your microphone and transcribes your speech to text in the console.</text:p>
            <text:p> Task 6.2 (Weekdays): Write a separate script with functions to control your OS using the `subprocess` (for terminal commands) and `pyautogui` (for GUI automation) libraries.</text:p>
            <text:p> Task 6.3 (Weekend): Create 3-4 simple OS control functions (e.g., `open_browser()`, `type_text('hello world')`, `press_enter()`). Test them thoroughly.</text:p>
          </table:table-cell>
          <table:table-cell office:value-type="string" calcext:value-type="string">
            <text:p>Automation &amp; I/O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`SpeechRecognition`, `pyautogui`, `subprocess` libraries</text:p>
          </table:table-cell>
          <table:table-cell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Week 7</text:p>
          </table:table-cell>
          <table:table-cell office:value-type="date" office:date-value="2025-08-25" calcext:value-type="date">
            <text:p>2025-08-25</text:p>
          </table:table-cell>
          <table:table-cell office:value-type="date" office:date-value="2025-08-31" calcext:value-type="date">
            <text:p>2025-08-31</text:p>
          </table:table-cell>
          <table:table-cell office:value-type="string" calcext:value-type="string">
            <text:p>Capstone Project v0.1: Integration</text:p>
          </table:table-cell>
          <table:table-cell office:value-type="string" calcext:value-type="string">
            <text:p>Task 7.1 (Weekdays): Plan the architecture of your final application. How will the 'Ears', 'Brain', and 'Hands' scripts communicate? </text:p>
            <text:p>Task 7.2 (Weekend): Create the main `assistant.py` script. Implement a main loop that: 1. Listens for your voice command. 2. Sends the command to the 'Brain' to get a simple action. 3. Calls the correct OS control function from your 'Hands' script.</text:p>
            <text:p> Task 7.3 (Weekend): Successfully integrate and test 2-3 simple commands end-to-end (e.g., "Hey assistant, open notepad.").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All previous tools and scripts</text:p>
          </table:table-cell>
          <table:table-cell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Week 8</text:p>
          </table:table-cell>
          <table:table-cell office:value-type="date" office:date-value="2025-09-01" calcext:value-type="date">
            <text:p>2025-09-01</text:p>
          </table:table-cell>
          <table:table-cell office:value-type="date" office:date-value="2025-09-07" calcext:value-type="date">
            <text:p>2025-09-07</text:p>
          </table:table-cell>
          <table:table-cell office:value-type="string" calcext:value-type="string">
            <text:p>Capstone Project v0.2: Refinement &amp; Expansion</text:p>
          </table:table-cell>
          <table:table-cell office:value-type="string" calcext:value-type="string">
            <text:p>Task 8.1 (Weekdays): Implement more robust error handling. What happens if a voice command is not understood or an action fails? </text:p>
            <text:p>Task 8.2 (Weekdays): Start a GitHub repository for your project, commit your code, and write a simple README.md file explaining your project. </text:p>
            <text:p>Task 8.3 (Weekend): Add 3-5 more complex commands to your assistant. This might involve chaining multiple actions together. </text:p>
            <text:p>Task 8.4 (Weekend): Review your entire journey, identify areas you want to learn more about, and plan your 'next steps' after this initial 8-week sprint.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itHub, All previous tools</text:p>
          </table:table-cell>
          <table:table-cell office:value-type="string" calcext:value-type="string">
            <text:p>Not Sta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3T01:53:36.558630810</dc:date>
    <meta:editing-duration>PT8M13S</meta:editing-duration>
    <meta:editing-cycles>1</meta:editing-cycles>
    <meta:document-statistic meta:table-count="1" meta:cell-count="81" meta:object-count="0"/>
    <meta:generator>LibreOffice/24.2.7.2$Linux_X86_64 LibreOffice_project/420$Build-2</meta:generator>
  </office:meta>
</office:document-meta>
</file>